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Mono1" svg:font-family="'Latin Modern Mono'" style:font-pitch="fixed"/>
    <style:font-face style:name="Latin Modern Mono" svg:font-family="'Latin Moder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3.9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text-outline="true" style:font-name="Latin Modern Mono1" fo:text-shadow="1pt 1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style:text-outline="true" style:font-name="Latin Modern Mono1" fo:font-size="80pt" fo:text-shadow="1pt 1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323cm" svg:height="4.18cm" draw:transform="skewX (1.7592098715698E-017) rotate (0.134390352403563) translate (0.4cm 3.858cm)">
          <draw:text-box>
            <text:p text:style-name="P1"><text:span text:style-name="T1">P4ssw0rd s3cr3t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Mono1" svg:font-family="'Latin Modern Mono'" style:font-pitch="fixed"/>
    <style:font-face style:name="Latin Modern Mono" svg:font-family="'Latin Moder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3T12:16:59.872368871</meta:creation-date>
    <dc:date>2021-11-23T12:58:05.157886163</dc:date>
    <meta:editing-duration>PT7M36S</meta:editing-duration>
    <meta:editing-cycles>3</meta:editing-cycles>
    <meta:generator>LibreOffice/7.0.4.2$Linux_X86_64 LibreOffice_project/00$Build-2</meta:generator>
    <meta:document-statistic meta:object-count="24"/>
  </office:meta>
</office:document-meta>
</file>